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70958333333333cm" style:use-optimal-column-width="true"/>
    </style:style>
    <style:style style:name="co2" style:family="table-column">
      <style:table-column-properties fo:break-before="auto" style:column-width="1.61395833333333cm" style:use-optimal-column-width="true"/>
    </style:style>
    <style:style style:name="co3" style:family="table-column">
      <style:table-column-properties fo:break-before="auto" style:column-width="0.3175cm"/>
    </style:style>
    <style:style style:name="co4" style:family="table-column">
      <style:table-column-properties fo:break-before="auto" style:column-width="10.6627083333333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8.04333333333333cm" style:use-optimal-column-width="true"/>
    </style:style>
    <style:style style:name="co7" style:family="table-column">
      <style:table-column-properties fo:break-before="auto" style:column-width="10.6891666666667cm" style:use-optimal-column-width="true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6.93208333333333cm" style:use-optimal-column-width="true"/>
    </style:style>
    <style:style style:name="co10" style:family="table-column">
      <style:table-column-properties fo:break-before="auto" style:column-width="5.52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bra_Min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table:style-name="ce1"/>
          <table:table-cell office:value-type="string" table:style-name="ce2">
            <text:p>Where us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Cowling &amp; Strain-Relief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12 BHCS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Mounting Libra to Cowling &amp; Replace Motor-Screws for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X-Carri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Umbilical PCB to Mounting Plate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  <table:table table:name="Orbiter_v2_0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table:style-name="ce1"/>
          <table:table-cell office:value-type="string" table:style-name="ce2">
            <text:p>Where us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Cowling &amp; Strain-Relief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Orbiter to Cowling &amp; Strain-Relief to X-Carri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Umbilical PCB to Mounting Plate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Sherpa_Micro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table:style-name="ce2"/>
          <table:table-cell office:value-type="string" table:style-name="ce2">
            <text:p>Where us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Cowling &amp; Strain-Relief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25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Screws for more Thread for the Spacers to engage wit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12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herpa Micro to Cowl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X-Carri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25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Screws for more Thread for the Spacers to engage with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16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Screws for more Thread for the Spacers to engage with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16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Screws for more Thread for the Spacers to engage wit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Umbilical PCB to Mounting Plate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  <table:table table:name="Sherpa_Mini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table:style-name="ce1"/>
          <table:table-cell office:value-type="string" table:style-name="ce2">
            <text:p>Where us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Cowling &amp; Strain-Relief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1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Replace Motor Mount Screw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12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herpa Mini to Cowl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X-Carri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Umbilical PCB to Mounting Plate</text:p>
          </table:table-cell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  <table:table table:name="TBG-Lite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table:style-name="ce2"/>
          <table:table-cell office:value-type="string" table:style-name="ce2">
            <text:p>Where us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n-Relief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30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Screw for PTFE-Hold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12 BHCS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GB-Lite to Cowl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X-Carri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F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Top Motor Screw for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25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Bottom Motor Screw for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Umbilical PCB to Mounting Plate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  <table:table table:name="Vz-Hextrudort_Low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table:style-name="ce1"/>
          <table:table-cell office:value-type="string" table:style-name="ce2">
            <text:p>Where us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n-Relief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12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z-Hextrudort to Cowl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X-Carri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Umbilical PCB to Mounting Plate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Jacob Großstück</meta:initial-creator>
    <dc:creator>Jacob Großstück</dc:creator>
    <meta:creation-date>2023-02-23T17:52:16Z</meta:creation-date>
    <dc:date>2023-02-24T16:22:16Z</dc:date>
  </office:meta>
</office:document-meta>
</file>